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16.999cm" table:align="margins"/>
    </style:style>
    <style:style style:name="TABLE_5f_01.A" style:display-name="TABLE_01.A" style:family="table-column">
      <style:table-column-properties style:column-width="2.312cm" style:rel-column-width="8915*"/>
    </style:style>
    <style:style style:name="TABLE_5f_01.B" style:display-name="TABLE_01.B" style:family="table-column">
      <style:table-column-properties style:column-width="9.019cm" style:rel-column-width="34770*"/>
    </style:style>
    <style:style style:name="TABLE_5f_01.C" style:display-name="TABLE_01.C" style:family="table-column">
      <style:table-column-properties style:column-width="5.667cm" style:rel-column-width="21850*"/>
    </style:style>
    <style:style style:name="TABLE_5f_01.A1" style:display-name="TABLE_0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_5f_01.C1" style:display-name="TABLE_01.C1" style:family="table-cell">
      <style:table-cell-properties fo:background-color="#cccccc" fo:padding="0.097cm" fo:border="0.002cm solid #000000">
        <style:background-image/>
      </style:table-cell-properties>
    </style:style>
    <style:style style:name="TABLE_5f_01.A2" style:display-name="TABLE_01.A2" style:family="table-cell">
      <style:table-cell-properties fo:padding="0.097cm" fo:border-left="0.002cm solid #000000" fo:border-right="none" fo:border-top="none" fo:border-bottom="0.002cm solid #000000"/>
    </style:style>
    <style:style style:name="TABLE_5f_01.C2" style:display-name="TABLE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_5f_02" style:display-name="TABLE_02" style:family="table">
      <style:table-properties style:width="16.999cm" table:align="margins"/>
    </style:style>
    <style:style style:name="TABLE_5f_02.A" style:display-name="TABLE_02.A" style:family="table-column">
      <style:table-column-properties style:column-width="3.399cm" style:rel-column-width="13107*"/>
    </style:style>
    <style:style style:name="TABLE_5f_02.A1" style:display-name="TABLE_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_5f_02.C1" style:display-name="TABLE_02.C1" style:family="table-cell">
      <style:table-cell-properties fo:background-color="#ffff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_5f_02.E1" style:display-name="TABLE_02.E1" style:family="table-cell">
      <style:table-cell-properties fo:padding="0.097cm" fo:border="0.002cm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Table_20_Contents">
      <style:text-properties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Table_20_Contents">
      <style:text-properties style:font-name="Courier New" fo:font-size="10pt" fo:font-style="italic" style:text-underline-style="solid" style:text-underline-width="auto" style:text-underline-color="font-color" style:font-name-asian="Courier New" style:font-size-asian="10pt" style:font-style-asian="italic" style:font-name-complex="Courier New" style:font-size-complex="10pt" style:font-style-complex="italic"/>
    </style:style>
    <style:style style:name="P6" style:family="paragraph" style:parent-style-name="Table_20_Contents">
      <style:text-properties style:font-name="Courier New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T1" style:family="text">
      <style:text-properties fo:color="#800000"/>
    </style:style>
    <style:style style:name="T2" style:family="text">
      <style:text-properties fo:color="#800000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 ODFReport</text:p>
      <text:p text:style-name="Preformatted_20_Text"/>
      <text:p text:style-name="Preformatted_20_Text">[TAG_01] is the first tag.</text:p>
      <text:p text:style-name="Preformatted_20_Text"><text:span text:style-name="T2">[TAG_02]</text:span> is another tag, formatted.</text:p>
      <text:p text:style-name="Preformatted_20_Text"/>
      <text:p text:style-name="Preformatted_20_Text"/>
      <text:p text:style-name="Preformatted_20_Text">Tables</text:p>
      <text:p text:style-name="Preformatted_20_Text"/>
      <table:table table:name="TABLE_01" table:style-name="TABLE_5f_01">
        <table:table-column table:style-name="TABLE_5f_01.A"/>
        <table:table-column table:style-name="TABLE_5f_01.B"/>
        <table:table-column table:style-name="TABLE_5f_01.C"/>
        <table:table-row>
          <table:table-cell table:style-name="TABLE_5f_01.A1" office:value-type="string">
            <text:p text:style-name="P4">HEADER1</text:p>
          </table:table-cell>
          <table:table-cell table:style-name="TABLE_5f_01.A1" office:value-type="string">
            <text:p text:style-name="P4">HEADER2</text:p>
          </table:table-cell>
          <table:table-cell table:style-name="TABLE_5f_01.C1" office:value-type="string">
            <text:p text:style-name="P4">HEADER3</text:p>
          </table:table-cell>
        </table:table-row>
        <table:table-row>
          <table:table-cell table:style-name="TABLE_5f_01.A2" office:value-type="string">
            <text:p text:style-name="P3">[FIELD_01]</text:p>
          </table:table-cell>
          <table:table-cell table:style-name="TABLE_5f_01.A2" office:value-type="string">
            <text:p text:style-name="P5">[FIELD_02]</text:p>
          </table:table-cell>
          <table:table-cell table:style-name="TABLE_5f_01.C2" office:value-type="string">
            <text:p text:style-name="P3">[FIELD_03]</text:p>
          </table:table-cell>
        </table:table-row>
      </table:table>
      <text:p text:style-name="Preformatted_20_Text"/>
      <text:p text:style-name="Preformatted_20_Text"/>
      <table:table table:name="TABLE_02" table:style-name="TABLE_5f_02">
        <table:table-column table:style-name="TABLE_5f_02.A" table:number-columns-repeated="5"/>
        <table:table-row>
          <table:table-cell table:style-name="TABLE_5f_02.A1" office:value-type="string">
            <text:p text:style-name="P3">[FIELD_04]</text:p>
          </table:table-cell>
          <table:table-cell table:style-name="TABLE_5f_02.A1" office:value-type="string">
            <text:p text:style-name="P6">[FIELD_05]</text:p>
          </table:table-cell>
          <table:table-cell table:style-name="TABLE_5f_02.C1" office:value-type="string">
            <text:p text:style-name="P3">[FIELD_06]</text:p>
          </table:table-cell>
          <table:table-cell table:style-name="TABLE_5f_02.C1" office:value-type="string">
            <text:p text:style-name="P3">[FIELD_07]</text:p>
          </table:table-cell>
          <table:table-cell table:style-name="TABLE_5f_02.E1" office:value-type="string">
            <text:p text:style-name="P3">[FIELD_08]</text:p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8-28T14:27:17</dc:date>
    <dc:creator>sandro duarte</dc:creator>
    <meta:generator>BrOffice.org/3.1$Unix OpenOffice.org_project/310m11$Build-9399</meta:generator>
    <meta:editing-duration>PT00H08M37S</meta:editing-duration>
    <meta:editing-cycles>4</meta:editing-cycles>
    <meta:document-statistic meta:table-count="2" meta:image-count="0" meta:object-count="0" meta:page-count="1" meta:paragraph-count="16" meta:word-count="28" meta:character-count="212"/>
  </office:meta>
</office:document-meta>
</file>